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7d8" officeooo:paragraph-rsid="0018a7d8"/>
    </style:style>
    <style:style style:name="P2" style:family="paragraph" style:parent-style-name="Standard">
      <style:paragraph-properties fo:margin-left="0cm" fo:margin-right="0cm" fo:text-indent="1.27cm" style:auto-text-indent="false" style:writing-mode="lr-tb"/>
      <style:text-properties officeooo:paragraph-rsid="0018a7d8"/>
    </style:style>
    <style:style style:name="P3" style:family="paragraph" style:parent-style-name="Standard">
      <style:paragraph-properties fo:margin-left="0cm" fo:margin-right="0cm" fo:text-indent="1.27cm" style:auto-text-indent="false" style:writing-mode="lr-tb"/>
      <style:text-properties style:font-name="Times New Roman" fo:font-size="12pt" fo:font-weight="bold" officeooo:paragraph-rsid="0018a7d8" style:font-size-asian="12pt" style:font-weight-asian="bold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officeooo:paragraph-rsid="0018a7d8" style:font-size-asian="12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officeooo:paragraph-rsid="0018a7d8"/>
    </style:style>
    <style:style style:name="P6" style:family="paragraph" style:parent-style-name="Standard">
      <style:paragraph-properties fo:margin-left="1.27cm" fo:margin-right="0cm" fo:text-indent="0cm" style:auto-text-indent="false" style:writing-mode="lr-tb"/>
      <style:text-properties officeooo:paragraph-rsid="0018a7d8"/>
    </style:style>
    <style:style style:name="P7" style:family="paragraph" style:parent-style-name="Standard" style:list-style-name="WWNum8">
      <style:paragraph-properties fo:margin-left="2.54cm" fo:margin-right="0cm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18a7d8"/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fo:font-style="italic" style:font-size-asian="12pt" style:font-style-asian="italic"/>
    </style:style>
    <style:style style:name="T5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s</text:p>
      <text:p text:style-name="P1"/>
      <text:p text:style-name="P1">1.</text:p>
      <text:p text:style-name="P2"><text:span text:style-name="T2">Customer(</text:span><text:span text:style-name="T3">CustNo</text:span><text:span text:style-name="T2">, CustFirstName, CustLastName, CustCity, CustState, CustZip, CustBal)</text:span></text:p>
      <text:p text:style-name="P4"/>
      <text:p text:style-name="P6"><text:span text:style-name="T2">Employee(</text:span><text:span text:style-name="T3">EmpNo</text:span><text:span text:style-name="T2">, </text:span><text:span text:style-name="T4">supempno</text:span><text:span text:style-name="T2">, EmpFirstName, EmpLastName, EmpPhone, EmpEmail, EmpDeptName, EmpCommRate)</text:span></text:p>
      <text:p text:style-name="P5"><text:span text:style-name="T2"><text:tab/><text:tab/>FOREIGN KEY(supempno) REFERENCES Employee</text:span></text:p>
      <text:p text:style-name="P4"/>
      <text:p text:style-name="P2"><text:span text:style-name="T2">Product(</text:span><text:span text:style-name="T3">ProdNo</text:span><text:span text:style-name="T2">, ProdName, ProdQOH, ProdPrice, ProdNextShipDate)</text:span></text:p>
      <text:p text:style-name="P4"/>
      <text:p text:style-name="P1"><text:span text:style-name="T2"><text:tab/>Order(</text:span><text:span text:style-name="T3">OrdNo</text:span><text:span text:style-name="T2">, </text:span><text:span text:style-name="T4">CustNo</text:span><text:span text:style-name="T2">, </text:span><text:span text:style-name="T4">EmpNo</text:span><text:span text:style-name="T2">, OrdDate, OrdName, OrdCity, OrdZip)</text:span></text:p>
      <text:p text:style-name="P1"><text:span text:style-name="T2"><text:tab/><text:tab/>FOREIGN KEY(custno) REFERENCES customer</text:span></text:p>
      <text:p text:style-name="P5"><text:span text:style-name="T2"><text:tab/><text:tab/>FOREIGN KEY(empno) REFERENCES employee</text:span></text:p>
      <text:p text:style-name="P1"><text:span text:style-name="T2"><text:tab/><text:tab/>CustNo NOT NULL</text:span></text:p>
      <text:p text:style-name="P1"><text:span text:style-name="T2"><text:tab/>Contains(</text:span><text:span text:style-name="T5">OrdNo</text:span><text:span text:style-name="T2">, </text:span><text:span text:style-name="T5">ProdNo</text:span><text:span text:style-name="T2">, Qty)</text:span></text:p>
      <text:p text:style-name="P5"><text:span text:style-name="T2"><text:tab/><text:tab/>FOREIGN KEY(ordno) REFERENCES order</text:span></text:p>
      <text:p text:style-name="P1"><text:span text:style-name="T2"><text:s/><text:tab/><text:tab/>FOREIGN KEY(prodno) REFERENCES product</text:span></text:p>
      <text:p text:style-name="P1"><text:span text:style-name="T2"><text:tab/></text:span><text:span text:style-name="T1">Conversion rules</text:span></text:p>
      <text:list xml:id="list993686554" text:style-name="WWNum8">
        <text:list-item>
          <text:p text:style-name="P7"><text:span text:style-name="T2">Use the entity type rule to convert each entity type</text:span></text:p>
        </text:list-item>
        <text:list-item>
          <text:p text:style-name="P7"><text:span text:style-name="T2">Use the 1-M relationship rule for all relationships except the </text:span><text:span text:style-name="T4">contains</text:span><text:span text:style-name="T2"> relationship</text:span></text:p>
        </text:list-item>
      </text:list>
      <text:p text:style-name="P1"><text:span text:style-name="T2"><text:tab/><text:tab/>Use the M-N rule to convert the </text:span><text:span text:style-name="T4">contains</text:span><text:span text:style-name="T2"> relationship</text:span></text:p>
      <text:p text:style-name="P1"><text:span text:style-name="T2"/></text:p>
      <text:p text:style-name="P1"><text:span text:style-name="T2">2.</text:span></text:p>
      <text:p text:style-name="P1"><text:span text:style-name="T2"><text:tab/>The only difference in the solution for problem 2 from problem 1 is the usage of the identification dependency rule in problem 2 versus the M-N relationship rule in problem 1.</text:span></text:p>
      <text:p text:style-name="P1"><text:span text:style-name="T2"/></text:p>
      <text:p text:style-name="P1"><text:span text:style-name="T2"><text:tab/></text:span><text:span text:style-name="T1">Result after conversion</text:span></text:p>
      <text:p text:style-name="P2"><text:span text:style-name="T2">Customer(</text:span><text:span text:style-name="T3">CustNo</text:span><text:span text:style-name="T2">, CustFirstName, CustLastName, CustCity, CustState, CustZip, CustBal)</text:span></text:p>
      <text:p text:style-name="P4"/>
      <text:p text:style-name="P6"><text:span text:style-name="T2">Employee(</text:span><text:span text:style-name="T3">EmpNo</text:span><text:span text:style-name="T2">, </text:span><text:span text:style-name="T4">supempno</text:span><text:span text:style-name="T2">, EmpFirstName, EmpLastName, EmpPhone, EmpEmail, EmpDeptName, EmpCommRate)</text:span></text:p>
      <text:p text:style-name="P5"><text:span text:style-name="T2"><text:tab/><text:tab/>FOREIGN KEY(supempno) REFERENCES Employee</text:span></text:p>
      <text:p text:style-name="P4"/>
      <text:p text:style-name="P2"><text:span text:style-name="T2">Product(</text:span><text:span text:style-name="T3">ProdNo</text:span><text:span text:style-name="T2">, ProdName, ProdQOH, ProdPrice, ProdNextShipDate)</text:span></text:p>
      <text:p text:style-name="P4"/>
      <text:p text:style-name="P2"><text:span text:style-name="T2">Order(</text:span><text:span text:style-name="T3">OrdNo</text:span><text:span text:style-name="T2">, </text:span><text:span text:style-name="T4">CustNo</text:span><text:span text:style-name="T2">, </text:span><text:span text:style-name="T4">EmpNo</text:span><text:span text:style-name="T2">, OrdDate, OrdName, OrdCity, OrdZip)</text:span></text:p>
      <text:p text:style-name="P5"><text:span text:style-name="T2"><text:tab/><text:tab/>FOREIGN KEY(custno) REFERENCES customer</text:span></text:p>
      <text:p text:style-name="P5"><text:span text:style-name="T2"><text:tab/><text:tab/>FOREIGN KEY(empno) REFERENCES employee</text:span></text:p>
      <text:p text:style-name="P5"><text:span text:style-name="T2"><text:tab/><text:tab/>CustNo NOT NULL</text:span></text:p>
      <text:p text:style-name="P4"/>
      <text:p text:style-name="P5"><text:span text:style-name="T2"><text:tab/>OrderLine(</text:span><text:span text:style-name="T5">OrdNo</text:span><text:span text:style-name="T2">, </text:span><text:span text:style-name="T5">ProdNo</text:span><text:span text:style-name="T2">, Qty)</text:span></text:p>
      <text:p text:style-name="P5"><text:span text:style-name="T2"><text:tab/><text:tab/>FOREIGN KEY(ordno) REFERENCES order</text:span></text:p>
      <text:p text:style-name="P1"><text:span text:style-name="T2"><text:s/><text:tab/><text:tab/>FOREIGN KEY(prodno) REFERENCES product</text:span></text:p>
      <text:p text:style-name="P1"><text:span text:style-name="T2"><text:tab/></text:span><text:span text:style-name="T1">Conversion rules</text:span></text:p>
      <text:list xml:id="list165621810785777" text:continue-numbering="true" text:style-name="WWNum8">
        <text:list-item>
          <text:p text:style-name="P7"><text:span text:style-name="T2">Use the entity type rule to convert each entity type</text:span></text:p>
        </text:list-item>
        <text:list-item>
          <text:p text:style-name="P7"><text:span text:style-name="T2">Use the 1-M relationship rule for all relationships</text:span></text:p>
        </text:list-item>
      </text:list>
      <text:p text:style-name="P1"><text:span text:style-name="T2"><text:tab/><text:tab/>Use the identification dependency rule to add two components (OrdNo and ProdNo) to the primary key of the OrderLine tabl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3.</text:span></text:p>
      <text:p text:style-name="P1"><text:span text:style-name="T2"><text:tab/></text:span><text:span text:style-name="T1">Result after conversion</text:span></text:p>
      <text:p text:style-name="P2"><text:span text:style-name="T2">Building(</text:span><text:span text:style-name="T3">BldgId</text:span><text:span text:style-name="T2">, BldgName, BldgLocation)</text:span></text:p>
      <text:p text:style-name="P4"/>
      <text:p text:style-name="P2"><text:span text:style-name="T2">Room(</text:span><text:span text:style-name="T5">BldgId</text:span><text:span text:style-name="T2">, </text:span><text:span text:style-name="T3">RoomNo</text:span><text:span text:style-name="T2">, RoomCapacity)</text:span></text:p>
      <text:p text:style-name="P5"><text:span text:style-name="T2"><text:tab/><text:tab/>FOREIGN KEY(BldgId) REFERENCES Building</text:span></text:p>
      <text:p text:style-name="P3"/>
      <text:p text:style-name="P2"><text:span text:style-name="T1">Conversion rules</text:span></text:p>
      <text:list xml:id="list165621468982377" text:continue-numbering="true" text:style-name="WWNum8">
        <text:list-item>
          <text:p text:style-name="P7"><text:span text:style-name="T2">Use the entity type rule to convert the Building and Room entity types.</text:span></text:p>
        </text:list-item>
        <text:list-item>
          <text:p text:style-name="P7"><text:span text:style-name="T2">Use the 1-M relationship rule to convert the Contains relationship into the BldgId FK in the Room table.</text:span></text:p>
        </text:list-item>
        <text:list-item>
          <text:p text:style-name="P7"><text:span text:style-name="T2">Use the identification dependency rule to make BldgId a component of the PK of Room. The PK of the Room table is a combination of BldgId and RoomNo.</text:span></text:p>
        </text:list-item>
      </text:list>
      <text:p text:style-name="P1"><text:span text:style-name="T2">In the final conversion result, a not null constraint is not needed for Room.BldgId because this column is part of the primary key of Ro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48:24.920631340</meta:creation-date>
    <dc:date>2020-11-25T16:56:19.828889654</dc:date>
    <meta:editing-duration>PT7M55S</meta:editing-duration>
    <meta:editing-cycles>1</meta:editing-cycles>
    <meta:document-statistic meta:table-count="0" meta:image-count="0" meta:object-count="0" meta:page-count="2" meta:paragraph-count="45" meta:word-count="323" meta:character-count="2402" meta:non-whitespace-character-count="2091"/>
    <meta:generator>LibreOffice/6.4.6.2$Linux_X86_64 LibreOffice_project/40$Build-2</meta:generator>
  </office:meta>
</office:document-meta>
</file>